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" style:family="graphic" style:parent-style-name="objectwithoutfill">
      <style:graphic-properties svg:stroke-width="0.04cm" svg:stroke-color="#000000" draw:marker-start-width="0.26cm" draw:marker-end-width="0.26cm" draw:fill="solid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textarea-horizontal-align="justify" draw:textarea-vertical-align="middle" draw:auto-grow-height="false" fo:min-height="6.466cm" fo:min-width="0.2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9.122cm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HEAP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2" xml:id="id2" draw:id="id2" draw:layer="layout" svg:width="1.5cm" svg:height="1.5cm" svg:x="11.605cm" svg:y="3.774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7.386cm" svg:y1="5.993cm" svg:x2="11.824cm" svg:y2="5.055cm" draw:start-shape="id1" draw:start-glue-point="11" draw:end-shape="id2" draw:end-glue-point="7" svg:d="M7386 5993l4438-938" svg:viewBox="0 0 4439 939">
          <text:p/>
        </draw:connector>
        <draw:custom-shape draw:style-name="gr2" draw:text-style-name="P2" xml:id="id11" draw:id="id11" draw:layer="layout" svg:width="1.5cm" svg:height="1.5cm" svg:x="11.605cm" svg:y="5.774cm">
          <text:p text:style-name="P4">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7" draw:id="id17" draw:layer="layout" svg:width="1.5cm" svg:height="1.5cm" svg:x="17.105cm" svg:y="5.774cm">
          <text:p text:style-name="P4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5cm" svg:height="1.5cm" svg:x="6.105cm" svg:y="5.774cm">
          <text:p text:style-name="P4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6" draw:id="id6" draw:layer="layout" svg:width="1.5cm" svg:height="1.5cm" svg:x="9.405cm" svg:y="7.774cm">
          <text:p text:style-name="P4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2" draw:id="id12" draw:layer="layout" svg:width="1.5cm" svg:height="1.5cm" svg:x="13.805cm" svg:y="7.774cm">
          <text:p text:style-name="P4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5cm" svg:height="1.5cm" svg:x="6.105cm" svg:y="7.774cm">
          <text:p text:style-name="P4">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3" draw:id="id3" draw:layer="layout" svg:width="1.5cm" svg:height="1.5cm" svg:x="17.105cm" svg:y="7.774cm">
          <text:p text:style-name="P4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5cm" svg:height="1.5cm" svg:x="17.105cm" svg:y="9.774cm">
          <text:p text:style-name="P4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7.855cm" svg:y1="7.274cm" svg:x2="17.855cm" svg:y2="7.774cm" draw:end-shape="id3" draw:end-glue-point="4" svg:d="M17855 7274v500" svg:viewBox="0 0 1 501">
          <text:p/>
        </draw:connector>
        <draw:connector draw:style-name="gr3" draw:text-style-name="P3" draw:layer="layout" draw:type="line" svg:x1="17.855cm" svg:y1="9.274cm" svg:x2="17.855cm" svg:y2="9.774cm" draw:start-shape="id3" draw:start-glue-point="8" draw:end-shape="id4" draw:end-glue-point="4" svg:d="M17855 9274v500" svg:viewBox="0 0 1 501">
          <text:p/>
        </draw:connector>
        <draw:connector draw:style-name="gr3" draw:text-style-name="P3" draw:layer="layout" draw:type="line" svg:x1="6.855cm" svg:y1="7.274cm" svg:x2="6.855cm" svg:y2="7.774cm" draw:start-shape="id1" draw:start-glue-point="8" draw:end-shape="id5" draw:end-glue-point="4" svg:d="M6855 7274v500" svg:viewBox="0 0 1 501">
          <text:p/>
        </draw:connector>
        <draw:custom-shape draw:style-name="gr2" draw:text-style-name="P2" xml:id="id7" draw:id="id7" draw:layer="layout" svg:width="1.5cm" svg:height="1.5cm" svg:x="8.305cm" svg:y="9.774cm">
          <text:p text:style-name="P4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1.824cm" svg:y1="7.055cm" svg:x2="10.686cm" svg:y2="7.993cm" draw:end-shape="id6" draw:end-glue-point="11" svg:d="M11824 7055l-1138 938" svg:viewBox="0 0 1139 939">
          <text:p/>
        </draw:connector>
        <draw:connector draw:style-name="gr3" draw:text-style-name="P3" draw:layer="layout" draw:type="line" svg:x1="9.624cm" svg:y1="9.055cm" svg:x2="9.055cm" svg:y2="9.774cm" draw:start-shape="id6" draw:start-glue-point="7" draw:end-shape="id7" draw:end-glue-point="4" svg:d="M9624 9055l-569 719" svg:viewBox="0 0 570 720">
          <text:p/>
        </draw:connector>
        <draw:custom-shape draw:style-name="gr2" draw:text-style-name="P2" xml:id="id8" draw:id="id8" draw:layer="layout" svg:width="1.5cm" svg:height="1.5cm" svg:x="10.505cm" svg:y="9.774cm">
          <text:p text:style-name="P4">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9" draw:id="id9" draw:layer="layout" svg:width="1.5cm" svg:height="1.5cm" svg:x="10.505cm" svg:y="11.774cm">
          <text:p text:style-name="P4">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0" draw:id="id10" draw:layer="layout" svg:width="1.5cm" svg:height="1.5cm" svg:x="10.505cm" svg:y="13.774cm">
          <text:p text:style-name="P4">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1.255cm" svg:y1="11.274cm" svg:x2="11.255cm" svg:y2="11.774cm" draw:start-shape="id8" draw:start-glue-point="8" draw:end-shape="id9" draw:end-glue-point="4" svg:d="M11255 11274v500" svg:viewBox="0 0 1 501">
          <text:p/>
        </draw:connector>
        <draw:connector draw:style-name="gr3" draw:text-style-name="P3" draw:layer="layout" draw:type="line" svg:x1="11.255cm" svg:y1="13.274cm" svg:x2="11.255cm" svg:y2="13.774cm" draw:start-shape="id9" draw:start-glue-point="8" draw:end-shape="id10" draw:end-glue-point="4" svg:d="M11255 13274v500" svg:viewBox="0 0 1 501">
          <text:p/>
        </draw:connector>
        <draw:connector draw:style-name="gr3" draw:text-style-name="P3" draw:layer="layout" draw:type="line" svg:x1="10.686cm" svg:y1="9.055cm" svg:x2="11.255cm" svg:y2="9.774cm" draw:start-shape="id6" draw:start-glue-point="9" draw:end-shape="id8" draw:end-glue-point="4" svg:d="M10686 9055l569 719" svg:viewBox="0 0 570 720">
          <text:p/>
        </draw:connector>
        <draw:connector draw:style-name="gr3" draw:text-style-name="P3" draw:layer="layout" draw:type="line" svg:x1="12.886cm" svg:y1="7.055cm" svg:x2="14.024cm" svg:y2="7.993cm" draw:start-shape="id11" draw:start-glue-point="9" draw:end-shape="id12" draw:end-glue-point="5" svg:d="M12886 7055l1138 938" svg:viewBox="0 0 1139 939">
          <text:p/>
        </draw:connector>
        <draw:custom-shape draw:style-name="gr2" draw:text-style-name="P2" xml:id="id13" draw:id="id13" draw:layer="layout" svg:width="1.5cm" svg:height="1.5cm" svg:x="12.705cm" svg:y="11.774cm">
          <text:p text:style-name="P4">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4" draw:id="id14" draw:layer="layout" svg:width="1.5cm" svg:height="1.5cm" svg:x="12.705cm" svg:y="13.774cm">
          <text:p text:style-name="P4">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5" draw:id="id15" draw:layer="layout" svg:width="1.5cm" svg:height="1.5cm" svg:x="12.705cm" svg:y="15.774cm">
          <text:p text:style-name="P4">s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3.455cm" svg:y1="13.274cm" svg:x2="13.455cm" svg:y2="13.774cm" draw:start-shape="id13" draw:start-glue-point="8" draw:end-shape="id14" draw:end-glue-point="4" svg:d="M13455 13274v500" svg:viewBox="0 0 1 501">
          <text:p/>
        </draw:connector>
        <draw:connector draw:style-name="gr3" draw:text-style-name="P3" draw:layer="layout" draw:type="line" svg:x1="13.455cm" svg:y1="15.274cm" svg:x2="13.455cm" svg:y2="15.774cm" draw:start-shape="id14" draw:start-glue-point="8" draw:end-shape="id15" draw:end-glue-point="4" svg:d="M13455 15274v500" svg:viewBox="0 0 1 501">
          <text:p/>
        </draw:connector>
        <draw:custom-shape draw:style-name="gr2" draw:text-style-name="P2" xml:id="id16" draw:id="id16" draw:layer="layout" svg:width="1.5cm" svg:height="1.5cm" svg:x="12.705cm" svg:y="9.774cm">
          <text:p text:style-name="P4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3.455cm" svg:y1="11.274cm" svg:x2="13.455cm" svg:y2="11.774cm" draw:start-shape="id16" draw:start-glue-point="8" draw:end-shape="id13" draw:end-glue-point="4" svg:d="M13455 11274v500" svg:viewBox="0 0 1 501">
          <text:p/>
        </draw:connector>
        <draw:connector draw:style-name="gr3" draw:text-style-name="P3" draw:layer="layout" draw:type="line" svg:x1="14.024cm" svg:y1="9.055cm" svg:x2="13.455cm" svg:y2="9.774cm" draw:start-shape="id12" draw:start-glue-point="7" draw:end-shape="id16" draw:end-glue-point="4" svg:d="M14024 9055l-569 719" svg:viewBox="0 0 570 720">
          <text:p/>
        </draw:connector>
        <draw:connector draw:style-name="gr3" draw:text-style-name="P3" draw:layer="layout" draw:type="line" svg:x1="12.355cm" svg:y1="5.274cm" svg:x2="12.355cm" svg:y2="5.774cm" draw:start-shape="id2" draw:start-glue-point="8" draw:end-shape="id11" draw:end-glue-point="4" svg:d="M12355 5274v500" svg:viewBox="0 0 1 501">
          <text:p/>
        </draw:connector>
        <draw:connector draw:style-name="gr3" draw:text-style-name="P3" draw:layer="layout" draw:type="line" svg:x1="12.886cm" svg:y1="5.055cm" svg:x2="17.324cm" svg:y2="5.993cm" draw:start-shape="id2" draw:start-glue-point="9" draw:end-shape="id17" draw:end-glue-point="5" svg:d="M12886 5055l4438 938" svg:viewBox="0 0 4439 939">
          <text:p/>
        </draw:connector>
        <draw:custom-shape draw:style-name="gr2" draw:text-style-name="P2" xml:id="id18" draw:id="id18" draw:layer="layout" svg:width="1.5cm" svg:height="1.5cm" svg:x="14.905cm" svg:y="11.774cm">
          <text:p text:style-name="P4">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9" draw:id="id19" draw:layer="layout" svg:width="1.5cm" svg:height="1.5cm" svg:x="14.905cm" svg:y="13.774cm">
          <text:p text:style-name="P4">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5.655cm" svg:y1="13.274cm" svg:x2="15.655cm" svg:y2="13.774cm" draw:start-shape="id18" draw:start-glue-point="8" draw:end-shape="id19" draw:end-glue-point="4" svg:d="M15655 13274v500" svg:viewBox="0 0 1 501">
          <text:p/>
        </draw:connector>
        <draw:custom-shape draw:style-name="gr2" draw:text-style-name="P2" xml:id="id20" draw:id="id20" draw:layer="layout" svg:width="1.5cm" svg:height="1.5cm" svg:x="14.905cm" svg:y="9.774cm">
          <text:p text:style-name="P4">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3" draw:layer="layout" draw:type="line" svg:x1="15.655cm" svg:y1="11.274cm" svg:x2="15.655cm" svg:y2="11.774cm" draw:start-shape="id20" draw:start-glue-point="8" draw:end-shape="id18" draw:end-glue-point="4" svg:d="M15655 11274v500" svg:viewBox="0 0 1 501">
          <text:p/>
        </draw:connector>
        <draw:connector draw:style-name="gr3" draw:text-style-name="P3" draw:layer="layout" draw:type="line" svg:x1="15.086cm" svg:y1="9.055cm" svg:x2="15.655cm" svg:y2="9.774cm" draw:start-shape="id12" draw:start-glue-point="9" draw:end-shape="id20" draw:end-glue-point="4" svg:d="M15086 9055l569 719" svg:viewBox="0 0 570 720">
          <text:p/>
        </draw:connector>
        <draw:custom-shape draw:style-name="gr4" draw:text-style-name="P5" draw:layer="layout" svg:width="0.7cm" svg:height="6.716cm" svg:x="31.361cm" svg:y="-0.5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622cm" svg:height="0.5cm" svg:x="23.144cm" svg:y="-2.03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26T09:22:33.379000000</dc:date>
    <meta:editing-duration>P3DT1H29M50S</meta:editing-duration>
    <meta:editing-cycles>147</meta:editing-cycles>
    <meta:generator>LibreOffice/6.4.5.2$Windows_X86_64 LibreOffice_project/a726b36747cf2001e06b58ad5db1aa3a9a1872d6</meta:generator>
    <meta:document-statistic meta:object-count="42"/>
  </office:meta>
</office:document-meta>
</file>